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Text_20_body" style:master-page-name="">
      <style:paragraph-properties fo:margin-top="0.199cm" fo:margin-bottom="0cm" fo:keep-together="always" style:page-number="auto" fo:keep-with-next="always" style:text-autospace="none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5" style:family="paragraph" style:parent-style-name="Standard" style:master-page-name="">
      <style:paragraph-properties fo:keep-together="always" style:page-number="auto" fo:break-before="auto" fo:break-after="auto" fo:keep-with-next="always"/>
    </style:style>
    <style:style style:name="P6" style:family="paragraph" style:parent-style-name="Standard" style:list-style-name="L2"/>
    <style:style style:name="P7" style:family="paragraph" style:parent-style-name="Standard" style:list-style-name="L1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8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9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0" style:family="paragraph" style:parent-style-name="Standard" style:list-style-name="L1">
      <style:paragraph-properties fo:keep-together="always" fo:keep-with-next="always"/>
    </style:style>
    <style:style style:name="P11" style:family="paragraph" style:parent-style-name="Standard" style:list-style-name="L2">
      <style:paragraph-properties fo:keep-together="always" fo:keep-with-next="always"/>
    </style:style>
    <style:style style:name="P12" style:family="paragraph" style:parent-style-name="Text_20_body">
      <style:paragraph-properties fo:keep-together="always" fo:keep-with-next="always"/>
    </style:style>
    <style:style style:name="P13" style:family="paragraph" style:parent-style-name="Heading_20_2" style:master-page-name="">
      <style:paragraph-properties fo:keep-together="always" style:page-number="auto" fo:keep-with-next="always"/>
    </style:style>
    <style:style style:name="P14" style:family="paragraph" style:parent-style-name="Heading_20_2">
      <style:paragraph-properties fo:keep-together="always" fo:keep-with-next="always"/>
    </style:style>
    <style:style style:name="P15" style:family="paragraph" style:parent-style-name="Heading_20_3">
      <style:paragraph-properties fo:keep-together="always" fo:keep-with-next="always"/>
      <style:text-properties fo:font-weight="bold" style:font-weight-asian="bold" style:font-weight-complex="bold"/>
    </style:style>
    <style:style style:name="P16" style:family="paragraph" style:parent-style-name="Heading_20_3" style:master-page-name="">
      <style:paragraph-properties fo:keep-together="always" style:page-number="auto" fo:keep-with-next="always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use-window-font-color="true" style:font-name="Courier New" fo:font-size="12pt" fo:language="en" fo:country="US" fo:font-style="normal" fo:font-weight="bold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4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bottom" style:vertical-rel="page" style:horizontal-pos="right" style:horizontal-rel="page-content" fo:padding="0cm" fo:border="none" style:shadow="none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3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4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1.45cm" draw:z-index="0">
        <draw:text-box fo:min-width="3.911cm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2">Model: </text:span><text:span text:style-name="T5">chcemvediet.apps.obligees</text:span></text:h>
      <text:p text:style-name="Standard"><draw:frame draw:style-name="fr2" draw:name="Object1" text:anchor-type="as-char" svg:width="16.997cm" svg:height="2.9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13" text:outline-level="2">Obligee</text:h>
      <text:p text:style-name="P5"><text:span text:style-name="Done">Represents a single obligee and its contact information. Obligee is automatically versioned with Historical Obligee model representing its historical versions.</text:span></text:p>
      <text:p text:style-name="P2">Relations:</text:p>
      <text:list xml:id="list20364402022" text:style-name="L1">
        <text:list-item>
          <text:p text:style-name="P8"><text:span text:style-name="Done"><text:span text:style-name="T6">history</text:span></text:span><text:span text:style-name="Done"><text:span text:style-name="T1">: List of Historical Obligees; May NOT be empty.</text:span></text:span></text:p>
        </text:list-item>
      </text:list>
      <text:p text:style-name="P3">Properties<text:span text:style-name="T1">:</text:span></text:p>
      <text:list xml:id="list1792524917" text:continue-numbering="true" text:style-name="L1">
        <text:list-item>
          <text:p text:style-name="P9"><text:span text:style-name="Done"><text:span text:style-name="T6">name</text:span></text:span><text:span text:style-name="Done">: String; May NOT be empty.</text:span></text:p>
        </text:list-item>
        <text:list-item>
          <text:p text:style-name="P9"><text:span text:style-name="Done"><text:span text:style-name="T6">street</text:span></text:span><text:span text:style-name="Done">, </text:span><text:span text:style-name="Done"><text:span text:style-name="T6">city</text:span></text:span><text:span text:style-name="Done"> and </text:span><text:span text:style-name="Done"><text:span text:style-name="T6">zip</text:span></text:span><text:span text:style-name="Done">: String; May NOT be empty.</text:span></text:p>
        </text:list-item>
        <text:list-item>
          <text:p text:style-name="P9"><text:span text:style-name="Done"><text:span text:style-name="T6">emails</text:span></text:span><text:span text:style-name="Done">: String; May NOT be empty.<text:line-break/>Comma separated list of formatted e-mail addresses.</text:span></text:p>
        </text:list-item>
        <text:list-item>
          <text:p text:style-name="P9"><text:span text:style-name="Done"><text:span text:style-name="T6">slug</text:span></text:span><text:span text:style-name="Done">: String; May NOT be empty.<text:line-break/>Slug for full-text search. Consists of </text:span><text:span text:style-name="Done"><text:span text:style-name="T6">name</text:span></text:span><text:span text:style-name="Done">.</text:span></text:p>
        </text:list-item>
        <text:list-item>
          <text:p text:style-name="P9"><text:span text:style-name="Done"><text:span text:style-name="T6">status</text:span></text:span><text:span text:style-name="Done">: Choice; May NOT be NULL.</text:span></text:p>
          <text:list>
            <text:list-item>
              <text:p text:style-name="P7"><text:span text:style-name="Done"><text:span text:style-name="T7">pending</text:span></text:span><text:span text:style-name="Done">: Obligee exists and accepts inforequests.</text:span></text:p>
            </text:list-item>
            <text:list-item>
              <text:p text:style-name="P7"><text:span text:style-name="Done"><text:span text:style-name="T7">dissolved</text:span></text:span><text:span text:style-name="Done">: Obligee does not exist any more, no further inforequests may be submitted to it.</text:span></text:p>
            </text:list-item>
          </text:list>
        </text:list-item>
      </text:list>
      <text:p text:style-name="P4">Computed Properties:</text:p>
      <text:list xml:id="list386938326" text:continue-numbering="true" text:style-name="L1">
        <text:list-item>
          <text:p text:style-name="P10"><text:span text:style-name="Done"><text:span text:style-name="T3">emails_parsed</text:span></text:span><text:span text:style-name="Done"><text:span text:style-name="T4">: List of (name, mail) pairs; May NOT be empty; Read-only.</text:span></text:span></text:p>
        </text:list-item>
        <text:list-item>
          <text:p text:style-name="P10"><text:span text:style-name="Done"><text:span text:style-name="T3">emails_formatted</text:span></text:span><text:span text:style-name="Done"><text:span text:style-name="T4">: List of Strings; May NOT be empty; Read-only.</text:span></text:span></text:p>
        </text:list-item>
      </text:list>
      <text:p text:style-name="Standard"/>
      <text:p text:style-name="Standard"/>
      <text:h text:style-name="P14" text:outline-level="2">Views</text:h>
      <text:h text:style-name="P16" text:outline-level="3"><text:span text:style-name="Done">List of all Obligees</text:span></text:h>
      <text:p text:style-name="P12"><text:span text:style-name="Done">URL: /en/obligees/</text:span></text:p>
      <text:p text:style-name="Text_20_body"><text:span text:style-name="Done">Visibility: Public</text:span></text:p>
      <text:p text:style-name="P12"><text:span text:style-name="Done">Paginated list of all obligees.</text:span></text:p>
      <text:p text:style-name="Standard"/>
      <text:p text:style-name="Standard"/>
      <text:h text:style-name="P16" text:outline-level="3"><text:span text:style-name="Done">Obligee autocomplete</text:span></text:h>
      <text:p text:style-name="P12"><text:span text:style-name="Done">URL: /en/autocomplete/</text:span></text:p>
      <text:p text:style-name="Text_20_body"><text:span text:style-name="Done">Visibility: Public</text:span></text:p>
      <text:p text:style-name="Standard"><text:span text:style-name="Done"/></text:p>
      <text:p text:style-name="Standard"><text:span text:style-name="Done"/></text:p>
      <text:h text:style-name="P14" text:outline-level="2"><text:soft-page-break/>Administration</text:h>
      <text:h text:style-name="P15" text:outline-level="3"><text:span text:style-name="Todo">List of obligees</text:span></text:h>
      <text:list xml:id="list3500009561" text:style-name="L2">
        <text:list-item>
          <text:p text:style-name="P11"><text:span text:style-name="Todo"><text:span text:style-name="T1">Edit an individual obligee tracking its historical versions.</text:span></text:span></text:p>
        </text:list-item>
        <text:list-item>
          <text:p text:style-name="P6"><text:span text:style-name="Todo"><text:span text:style-name="T1">Create a new individual obligee.</text:span></text:span></text:p>
        </text:list-item>
        <text:list-item>
          <text:p text:style-name="P6"><text:span text:style-name="Todo"><text:span text:style-name="T1">Disable an individual obligee that does not exist any more.</text:span></text:span></text:p>
        </text:list-item>
        <text:list-item>
          <text:p text:style-name="P6"><text:span text:style-name="Todo"><text:span text:style-name="T1">Bulk export do csv/xls.</text:span></text:span></text:p>
        </text:list-item>
        <text:list-item>
          <text:p text:style-name="P6"><text:span text:style-name="Todo"><text:span text:style-name="T1">Bulk import from csv/xls tracking historical versions of all obligees with some heuristics and UI to manage matching created/deleted obligees and obligees with changed names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21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1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1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1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1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1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1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1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1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1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1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1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1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1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1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1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1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1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1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1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1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1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1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1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1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1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style:font-name-asian="Droid Sans Fallback1" style:font-name-complex="Lohit Hindi3"/>
    </style:style>
    <style:style style:name="Teletype" style:family="text">
      <style:text-properties style:font-name="Droid Sans Mono" style:font-name-asian="Droid Sans Fallback1" style:font-name-complex="Lohit Hindi3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4-10-11T13:54:28</dc:date>
    <meta:editing-duration>P2DT1H44M11S</meta:editing-duration>
    <meta:editing-cycles>1397</meta:editing-cycles>
    <meta:generator>LibreOffice/3.5$Linux_x86 LibreOffice_project/350m1$Build-2</meta:generator>
    <meta:print-date>2014-08-21T02:42:56</meta:print-date>
    <meta:document-statistic meta:table-count="0" meta:image-count="0" meta:object-count="1" meta:page-count="2" meta:paragraph-count="34" meta:word-count="219" meta:character-count="1406" meta:non-whitespace-character-count="12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start="Circle" draw:marker-end="" draw:textarea-vertical-align="middle"/>
    </style:style>
    <style:style style:name="gr4" style:family="graphic" style:parent-style-name="standard">
      <style:graphic-properties draw:stroke="dash" draw:stroke-dash="Fine_20_Dashed_20__28_var_29_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0.5cm" svg:x="6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0.5cm" svg:x="11.3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cm" svg:height="0.25cm" svg:x="8.9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1cm" svg:x="6cm" svg:y="2.5cm">
          <text:p text:style-name="P1"><text:span text:style-name="T1">Oblig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cm" svg:y1="3cm" svg:x2="9cm" svg:y2="3cm" draw:start-shape="id1" draw:end-shape="id2" draw:end-glue-point="1" svg:d="m11000 3000h-2000" svg:viewBox="0 0 2001 1">
          <text:p/>
        </draw:connector>
        <draw:custom-shape draw:style-name="gr4" draw:text-style-name="P2" xml:id="id1" draw:id="id1" draw:layer="layout" svg:width="4cm" svg:height="1cm" svg:x="11cm" svg:y="2.5cm">
          <text:p text:style-name="P1"><text:span text:style-name="T1">Historical Oblig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cm" svg:height="0.645cm" svg:x="10.226cm" svg:y="2.948cm">
          <draw:text-box>
            <text:p><text:span text:style-name="T2">1+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